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50pt" fo:font-weight="normal" fo:font-family="'Roboto, Arial, sans-serif'" style:font-family-asian="'Roboto, Arial, sans-serif'" style:font-family-complex="'Roboto, Arial, sans-serif'" fo:background-color="transparent" fo:color="#3c4043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0.50pt" fo:font-weight="normal" fo:font-family="'Roboto, Arial, sans-serif'" style:font-family-asian="'Roboto, Arial, sans-serif'" style:font-family-complex="'Roboto, Arial, sans-serif'" fo:background-color="transparent" fo:color="#3c4043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0.50pt" fo:font-weight="normal" fo:font-family="'Roboto, Arial, sans-serif'" style:font-family-asian="'Roboto, Arial, sans-serif'" style:font-family-complex="'Roboto, Arial, sans-serif'" fo:background-color="transparent" fo:color="#3c4043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50pt" fo:font-weight="normal" fo:font-family="'Roboto, Arial, sans-serif'" style:font-family-asian="'Roboto, Arial, sans-serif'" style:font-family-complex="'Roboto, Arial, sans-serif'" fo:background-color="transparent" fo:color="#3c4043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50pt" fo:font-weight="normal" fo:font-family="'Roboto, Arial, sans-serif'" style:font-family-asian="'Roboto, Arial, sans-serif'" style:font-family-complex="'Roboto, Arial, sans-serif'" fo:background-color="transparent" fo:color="#3c4043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50pt" fo:font-weight="normal" fo:font-family="'Roboto, Arial, sans-serif'" style:font-family-asian="'Roboto, Arial, sans-serif'" style:font-family-complex="'Roboto, Arial, sans-serif'" fo:background-color="transparent" fo:color="#3c4043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50pt" fo:font-weight="normal" fo:font-family="'Roboto, Arial, sans-serif'" style:font-family-asian="'Roboto, Arial, sans-serif'" style:font-family-complex="'Roboto, Arial, sans-serif'" fo:background-color="transparent" fo:color="#3c4043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50pt" fo:font-weight="normal" fo:font-family="'Roboto, Arial, sans-serif'" style:font-family-asian="'Roboto, Arial, sans-serif'" style:font-family-complex="'Roboto, Arial, sans-serif'" fo:background-color="transparent" fo:color="#3c4043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50pt" fo:font-weight="normal" fo:font-family="'Roboto, Arial, sans-serif'" style:font-family-asian="'Roboto, Arial, sans-serif'" style:font-family-complex="'Roboto, Arial, sans-serif'" fo:background-color="transparent" fo:color="#3c4043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BINDU J S</text:span></text:p>
      <text:p text:style-name="P1"><text:span text:style-name="T1">6B</text:span></text:p>
      <text:p text:style-name="P1"><text:span text:style-name="T1">BDA LAB 3 ASSIGNMENT</text:span></text:p>
      <text:p text:style-name="P1"><text:span text:style-name="T2"/></text:p>
      <text:p text:style-name="P1"><text:span text:style-name="T3">Perform the following DB operations using Cassandra.</text:span><text:span text:style-name="T4"><text:line-break/></text:span><text:span text:style-name="T5">Program 2:</text:span><text:span text:style-name="T6"><text:line-break/></text:span><text:span text:style-name="T7">1 Create a key space by name Library.</text:span></text:p>
      <text:p text:style-name="P1"><text:span text:style-name="T8"/></text:p>
      <text:p text:style-name="P1"><draw:frame text:anchor-type="as-char" svg:width="175.86mm" svg:height="24.52mm" style:rel-width="scale" style:rel-height="scale"><draw:object-ole xlink:href="OleObj1"/><draw:image xlink:href="ObjectReplacements/OleObj1"/></draw:frame><text:span text:style-name="T8"/></text:p>
      <text:p text:style-name="P1"><text:span text:style-name="T9">2. Create a column family by name Library-Info with attributes Stud_Id Primary Key,<text:line-break/>Counter_value of type Counter,<text:line-break/>Stud_Name, Book-Name, Book-Id, Date_of_issue.</text:span></text:p>
      <text:p text:style-name="P1"><text:span text:style-name="T10"/></text:p>
      <text:p text:style-name="P1"><draw:frame text:anchor-type="as-char" svg:width="181.68mm" svg:height="22.58mm" style:rel-width="scale" style:rel-height="scale"><draw:object-ole xlink:href="OleObj2"/><draw:image xlink:href="ObjectReplacements/OleObj2"/></draw:frame><text:span text:style-name="T10"/></text:p>
      <text:p text:style-name="P1"><text:span text:style-name="T11">3. Insert the values into the table in batch.</text:span></text:p>
      <text:p text:style-name="P1"><text:span text:style-name="T12"/></text:p>
      <text:p text:style-name="P1"><draw:frame text:anchor-type="as-char" svg:width="175.86mm" svg:height="54.50mm" style:rel-width="scale" style:rel-height="scale"><draw:object-ole xlink:href="OleObj3"/><draw:image xlink:href="ObjectReplacements/OleObj3"/></draw:frame><text:span text:style-name="T12"/></text:p>
      <text:p text:style-name="P1"><text:span text:style-name="T13">4. Display the details of the table created and increase the value of the counter.</text:span></text:p>
      <text:p text:style-name="P1"><text:span text:style-name="T14"/></text:p>
      <text:p text:style-name="P1"><draw:frame text:anchor-type="as-char" svg:width="175.86mm" svg:height="20.11mm" style:rel-width="scale" style:rel-height="scale"><draw:object-ole xlink:href="OleObj4"/><draw:image xlink:href="ObjectReplacements/OleObj4"/></draw:frame><text:span text:style-name="T14"/></text:p>
      <text:p text:style-name="P1"><draw:frame text:anchor-type="as-char" svg:width="175.86mm" svg:height="26.46mm" style:rel-width="scale" style:rel-height="scale"><draw:object-ole xlink:href="OleObj5"/><draw:image xlink:href="ObjectReplacements/OleObj5"/></draw:frame><text:span text:style-name="T14"/></text:p>
      <text:p text:style-name="P1"><text:span text:style-name="T15">5. Write a query to show that a student with id 112 has taken a book “BDA” 2 times.</text:span></text:p>
      <text:p text:style-name="P1"><text:span text:style-name="T16"/></text:p>
      <text:p text:style-name="P1"><draw:frame text:anchor-type="as-char" svg:width="175.86mm" svg:height="26.46mm" style:rel-width="scale" style:rel-height="scale"><draw:object-ole xlink:href="OleObj6"/><draw:image xlink:href="ObjectReplacements/OleObj6"/></draw:frame><text:span text:style-name="T16"/></text:p>
      <text:p text:style-name="P1"><text:span text:style-name="T17">6. Export the created column to a csv file.</text:span></text:p>
      <text:p text:style-name="P1"><text:span text:style-name="T18"/></text:p>
      <text:p text:style-name="P1"><draw:frame text:anchor-type="as-char" svg:width="175.86mm" svg:height="31.04mm" style:rel-width="scale" style:rel-height="scale"><draw:object-ole xlink:href="OleObj7"/><draw:image xlink:href="ObjectReplacements/OleObj7"/></draw:frame><text:span text:style-name="T18"/></text:p>
      <text:p text:style-name="P1"><text:span text:style-name="T19">7. Import a given csv dataset from local file system into Cassandra column family.</text:span></text:p>
      <text:p text:style-name="P1"><draw:frame text:anchor-type="as-char" svg:width="175.86mm" svg:height="57.86mm" style:rel-width="scale" style:rel-height="scale"><draw:object-ole xlink:href="OleObj8"/><draw:image xlink:href="ObjectReplacements/OleObj8"/></draw:frame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